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5pt"/>
    </style:style>
    <style:style style:name="co2" style:family="table-column">
      <style:table-column-properties fo:break-before="auto" style:column-width="52.5pt"/>
    </style:style>
    <style:style style:name="co3" style:family="table-column">
      <style:table-column-properties fo:break-before="auto" style:column-width="102.19pt"/>
    </style:style>
    <style:style style:name="co4" style:family="table-column">
      <style:table-column-properties fo:break-before="auto" style:column-width="78.89pt"/>
    </style:style>
    <style:style style:name="co5" style:family="table-column">
      <style:table-column-properties fo:break-before="auto" style:column-width="137.14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73.9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108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0.56pt"/>
    </style:style>
    <style:style style:name="co13" style:family="table-column">
      <style:table-column-properties fo:break-before="auto" style:column-width="118.86pt"/>
    </style:style>
    <style:style style:name="co14" style:family="table-column">
      <style:table-column-properties fo:break-before="auto" style:column-width="92.2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12" style:family="table-cell" style:parent-style-name="Default" style:data-style-name="N0">
      <style:table-cell-properties fo:background-color="#b4c6e7"/>
    </style:style>
    <style:style style:name="ce13" style:family="table-cell" style:parent-style-name="Default" style:data-style-name="N61">
      <style:table-cell-properties fo:background-color="#b4c6e7"/>
    </style:style>
    <style:style style:name="ce9" style:family="table-cell" style:parent-style-name="Default" style:data-style-name="N0">
      <style:table-cell-properties fo:background-color="#c6e0b4"/>
    </style:style>
    <style:style style:name="ce11" style:family="table-cell" style:parent-style-name="Default" style:data-style-name="N2">
      <style:table-cell-properties fo:background-color="#c6e0b4"/>
    </style:style>
    <style:style style:name="ce8" style:family="table-cell" style:parent-style-name="Default" style:data-style-name="N0">
      <style:table-cell-properties fo:background-color="#ffe699"/>
    </style:style>
    <style:style style:name="ce14" style:family="table-cell" style:parent-style-name="Default" style:data-style-name="N121">
      <style:table-cell-properties fo:background-color="#ffe699"/>
    </style:style>
    <style:style style:name="ce6" style:family="table-cell" style:parent-style-name="Default" style:data-style-name="N0">
      <style:text-properties fo:color="#000000" style:font-name="Arial" style:font-name-asian="Arial" style:font-name-complex="Arial"/>
    </style:style>
    <style:style style:name="ce3" style:family="table-cell" style:parent-style-name="Default" style:data-style-name="N121"/>
    <style:style style:name="ce4" style:family="table-cell" style:parent-style-name="Default" style:data-style-name="N10"/>
    <style:style style:name="ce15" style:family="table-cell" style:parent-style-name="Default" style:data-style-name="N61">
      <style:table-cell-properties fo:background-color="#c6e0b4"/>
    </style:style>
    <style:style style:name="ce16" style:family="table-cell" style:parent-style-name="Default" style:data-style-name="N0">
      <style:table-cell-properties fo:background-color="#c6e0b4"/>
      <style:text-properties fo:color="#000000"/>
    </style:style>
    <style:style style:name="ce17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Borated_wa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8" table:number-columns-repeated="1011" table:default-cell-style-name="ce1"/>
        <table:table-row table:style-name="ro1">
          <table:table-cell office:value-type="string" calcext:value-type="string">
            <text:p>avogadro</text:p>
          </table:table-cell>
          <table:table-cell/>
          <table:table-cell table:style-name="ce12" table:formula="of:=6.02214086E+023" office:value-type="float" office:value="6.02214086E+023" calcext:value-type="float">
            <text:p>6.02214086E+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2 to barn</text:p>
          </table:table-cell>
          <table:table-cell/>
          <table:table-cell table:style-name="ce13" office:value-type="float" office:value="1E-024" calcext:value-type="float">
            <text:p>1.00E-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er density @ 600 K</text:p>
          </table:table-cell>
          <table:table-cell/>
          <table:table-cell table:style-name="ce9" office:value-type="float" office:value="0.661" calcext:value-type="float">
            <text:p>0.661</text:p>
          </table:table-cell>
          <table:table-cell office:value-type="string" calcext:value-type="string">
            <text:p>g/cm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on concentration</text:p>
          </table:table-cell>
          <table:table-cell/>
          <table:table-cell table:style-name="ce11" office:value-type="float" office:value="1300" calcext:value-type="float">
            <text:p>1300.00</text:p>
          </table:table-cell>
          <table:table-cell office:value-type="string" calcext:value-type="string">
            <text:p>pp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5]/1000000" office:value-type="float" office:value="0.0013" calcext:value-type="float">
            <text:p>0.0013</text:p>
          </table:table-cell>
          <table:table-cell office:value-type="string" calcext:value-type="string">
            <text:p>mass fra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on 10 enrichment</text:p>
          </table:table-cell>
          <table:table-cell/>
          <table:table-cell table:style-name="ce9" office:value-type="float" office:value="0.199" calcext:value-type="float">
            <text:p>0.199</text:p>
          </table:table-cell>
          <table:table-cell office:value-type="string" calcext:value-type="string">
            <text:p>mol fraction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water molar mass</text:p>
          </table:table-cell>
          <table:table-cell/>
          <table:table-cell table:style-name="ce12" table:formula="of:=2*1.00782503224+15.99491461956" office:value-type="float" office:value="18.01056468404" calcext:value-type="float">
            <text:p>18.01056468404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Water of pure H1 and O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 density</text:p>
          </table:table-cell>
          <table:table-cell/>
          <table:table-cell table:style-name="ce8" table:formula="of:=[.C4]*(1-[.$C$6])" office:value-type="float" office:value="0.6601407" calcext:value-type="float">
            <text:p>0.6601407</text:p>
          </table:table-cell>
          <table:table-cell office:value-type="string" calcext:value-type="string">
            <text:p>g/cm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 molecule density</text:p>
          </table:table-cell>
          <table:table-cell/>
          <table:table-cell table:style-name="ce14" table:formula="of:=([.C10]*[.C1])/[.C9]" office:value-type="float" office:value="2.20729352608352E+022" calcext:value-type="float">
            <text:p>2.20729E+22</text:p>
          </table:table-cell>
          <table:table-cell office:value-type="string" calcext:value-type="string">
            <text:p>atom/cm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table:formula="of:=[.C11]*[.C2]" office:value-type="float" office:value="0.0220729352608352" calcext:value-type="float">
            <text:p>2.20729E-02</text:p>
          </table:table-cell>
          <table:table-cell office:value-type="string" calcext:value-type="string">
            <text:p>atom/barn-cm</text:p>
          </table:table-cell>
          <table:table-cell/>
          <table:table-cell office:value-type="string" calcext:value-type="string">
            <text:p>H</text:p>
          </table:table-cell>
          <table:table-cell table:style-name="ce14" table:formula="of:=2*[.C12]" office:value-type="float" office:value="0.0441458705216705" calcext:value-type="float">
            <text:p>4.41459E-0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O</text:p>
          </table:table-cell>
          <table:table-cell table:style-name="ce14" table:formula="of:=1*[.C12]" office:value-type="float" office:value="0.0220729352608352" calcext:value-type="float">
            <text:p>2.20729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on molar mass</text:p>
          </table:table-cell>
          <table:table-cell/>
          <table:table-cell table:style-name="ce8" table:formula="of:=([.C7]*10.012937+(1-[.C7])*11.0093054)" office:value-type="float" office:value="10.8110280884" calcext:value-type="float">
            <text:p>10.8110280884</text:p>
          </table:table-cell>
          <table:table-cell office:value-type="string" calcext:value-type="string">
            <text:p>g/mol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boron density</text:p>
          </table:table-cell>
          <table:table-cell/>
          <table:table-cell table:style-name="ce8" table:formula="of:=[.C4]*[.C6]" office:value-type="float" office:value="0.0008593" calcext:value-type="float">
            <text:p>0.0008593</text:p>
          </table:table-cell>
          <table:table-cell office:value-type="string" calcext:value-type="string">
            <text:p>g/cm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on density</text:p>
          </table:table-cell>
          <table:table-cell/>
          <table:table-cell table:style-name="ce14" table:formula="of:=[.C15]*[.$C$1]/[.$C$14]" office:value-type="float" office:value="4.78661751563709E+019" calcext:value-type="float">
            <text:p>4.78662E+19</text:p>
          </table:table-cell>
          <table:table-cell office:value-type="string" calcext:value-type="string">
            <text:p>atom/cm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table:formula="of:=[.C16]*[.$C$2]" office:value-type="float" office:value="0.0000478661751563709" calcext:value-type="float">
            <text:p>4.78662E-05</text:p>
          </table:table-cell>
          <table:table-cell office:value-type="string" calcext:value-type="string">
            <text:p>atom/barn-cm</text:p>
          </table:table-cell>
          <table:table-cell/>
          <table:table-cell office:value-type="string" calcext:value-type="string">
            <text:p>B10</text:p>
          </table:table-cell>
          <table:table-cell table:style-name="ce14" table:formula="of:=[.C17]*[.$C$7]" office:value-type="float" office:value="0.00000952536885611781" calcext:value-type="float">
            <text:p>9.52537E-0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11</text:p>
          </table:table-cell>
          <table:table-cell table:style-name="ce14" table:formula="of:=[.C17]*(1-[.$C$7])" office:value-type="float" office:value="0.0000383408063002531" calcext:value-type="float">
            <text:p>3.83408E-05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10"/>
          <table:table-cell table:style-name="ce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earing" table:style-name="ta2"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1" table:number-columns-repeated="3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8" table:default-cell-style-name="ce1"/>
        <table:table-column table:style-name="co6" table:default-cell-style-name="ce1"/>
        <table:table-column table:style-name="co8" table:number-columns-repeated="1008" table:default-cell-style-name="ce1"/>
        <table:table-row table:style-name="ro2">
          <table:table-cell office:value-type="string" calcext:value-type="string">
            <text:p>pin pitch (cm)</text:p>
          </table:table-cell>
          <table:table-cell/>
          <table:table-cell table:style-name="ce9" office:value-type="float" office:value="1.26" calcext:value-type="float">
            <text:p>1.26</text:p>
          </table:table-cell>
          <table:table-cell/>
          <table:table-cell office:value-type="string" calcext:value-type="string">
            <text:p>pin cell area (cm2)</text:p>
          </table:table-cell>
          <table:table-cell/>
          <table:table-cell table:formula="of:=[.C1]^2" office:value-type="float" office:value="1.5876" calcext:value-type="float">
            <text:p>1.5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mbly pitch (cm)</text:p>
          </table:table-cell>
          <table:table-cell/>
          <table:table-cell table:style-name="ce9" office:value-type="float" office:value="21.5" calcext:value-type="float">
            <text:p>21.5</text:p>
          </table:table-cell>
          <table:table-cell/>
          <table:table-cell office:value-type="string" calcext:value-type="string">
            <text:p>assembly area (cm2)</text:p>
          </table:table-cell>
          <table:table-cell/>
          <table:table-cell table:formula="of:=[.C2]^2" office:value-type="float" office:value="462.25" calcext:value-type="float">
            <text:p>462.2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dius (cm)</text:p>
          </table:table-cell>
          <table:table-cell office:value-type="string" calcext:value-type="string">
            <text:p>pins</text:p>
          </table:table-cell>
          <table:table-cell/>
          <table:table-cell office:value-type="string" calcext:value-type="string">
            <text:p>pin area (cm2)</text:p>
          </table:table-cell>
          <table:table-cell office:value-type="string" calcext:value-type="string">
            <text:p>flow area (cm2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el</text:p>
          </table:table-cell>
          <table:table-cell table:style-name="ce9" office:value-type="float" office:value="0.475" calcext:value-type="float">
            <text:p>0.475</text:p>
          </table:table-cell>
          <table:table-cell table:style-name="ce9" office:value-type="float" office:value="264" calcext:value-type="float">
            <text:p>264</text:p>
          </table:table-cell>
          <table:table-cell/>
          <table:table-cell table:style-name="ce8" table:formula="of:=PI()*([.B7]^2)" office:value-type="float" office:value="0.708821842466197" calcext:value-type="float">
            <text:p>0.708821842466197</text:p>
          </table:table-cell>
          <table:table-cell table:style-name="ce8" table:formula="of:=[.$G$1]-[.E7]" office:value-type="float" office:value="0.878778157533803" calcext:value-type="float">
            <text:p>0.878778157533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</text:p>
          </table:table-cell>
          <table:table-cell table:style-name="ce9" office:value-type="float" office:value="0.602" calcext:value-type="float">
            <text:p>0.602</text:p>
          </table:table-cell>
          <table:table-cell table:style-name="ce9" office:value-type="float" office:value="24" calcext:value-type="float">
            <text:p>24</text:p>
          </table:table-cell>
          <table:table-cell/>
          <table:table-cell table:style-name="ce8" table:formula="of:=PI()*([.B8]^2)" office:value-type="float" office:value="1.13852574403156" calcext:value-type="float">
            <text:p>1.13852574403156</text:p>
          </table:table-cell>
          <table:table-cell table:style-name="ce8" table:formula="of:=[.$G$1]-[.E8]" office:value-type="float" office:value="0.449074255968445" calcext:value-type="float">
            <text:p>0.449074255968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</text:p>
          </table:table-cell>
          <table:table-cell table:style-name="ce9" office:value-type="float" office:value="0.605" calcext:value-type="float">
            <text:p>0.60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8" table:formula="of:=PI()*([.B9]^2)" office:value-type="float" office:value="1.1499014510302" calcext:value-type="float">
            <text:p>1.1499014510302</text:p>
          </table:table-cell>
          <table:table-cell table:style-name="ce8" table:formula="of:=[.$G$1]-[.E9]" office:value-type="float" office:value="0.437698548969796" calcext:value-type="float">
            <text:p>0.43769854896979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flow area (cm2)</text:p>
          </table:table-cell>
          <table:table-cell/>
          <table:table-cell table:style-name="ce8" table:formula="of:=[.C7]*[.F7]+[.C8]*[.F8]+[.C9]*[.F9]" office:value-type="float" office:value="243.212914281136" calcext:value-type="float">
            <text:p>243.212914281136</text:p>
          </table:table-cell>
          <table:table-cell table:number-columns-repeated="1021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water density</text:p>
          </table:table-cell>
          <table:table-cell/>
          <table:table-cell table:style-name="ce16" table:formula="of:=[Borated_water.C4]" office:value-type="float" office:value="0.661" calcext:value-type="float">
            <text:p>0.661</text:p>
          </table:table-cell>
          <table:table-cell office:value-type="string" calcext:value-type="string">
            <text:p>g/cm3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inconel density</text:p>
          </table:table-cell>
          <table:table-cell/>
          <table:table-cell table:style-name="ce9" office:value-type="float" office:value="8.19" calcext:value-type="float">
            <text:p>8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rcaloy density</text:p>
          </table:table-cell>
          <table:table-cell/>
          <table:table-cell table:style-name="ce9" office:value-type="float" office:value="6.56" calcext:value-type="float">
            <text:p>6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-304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eight (cm)</text:p>
          </table:table-cell>
          <table:table-cell office:value-type="string" calcext:value-type="string">
            <text:p>mass (g)</text:p>
          </table:table-cell>
          <table:table-cell/>
          <table:table-cell office:value-type="string" calcext:value-type="string">
            <text:p>volume (cm3)</text:p>
          </table:table-cell>
          <table:table-cell office:value-type="string" calcext:value-type="string">
            <text:p>partial density</text:p>
          </table:table-cell>
          <table:table-cell office:value-type="string" calcext:value-type="string">
            <text:p>volume fraction</text:p>
          </table:table-cell>
          <table:table-cell office:value-type="string" calcext:value-type="string">
            <text:p>w partial density</text:p>
          </table:table-cell>
          <table:table-cell office:value-type="string" calcext:value-type="string">
            <text:p>combined density</text:p>
          </table:table-cell>
          <table:table-cell office:value-type="string" calcext:value-type="string">
            <text:p>weight fr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d inconel</text:p>
          </table:table-cell>
          <table:table-cell office:value-type="string" calcext:value-type="string">
            <text:p>inconel</text:p>
          </table:table-cell>
          <table:table-cell table:style-name="ce9" office:value-type="float" office:value="3.866" calcext:value-type="float">
            <text:p>3.866</text:p>
          </table:table-cell>
          <table:table-cell table:style-name="ce9" office:value-type="float" office:value="1017" calcext:value-type="float">
            <text:p>1017</text:p>
          </table:table-cell>
          <table:table-cell/>
          <table:table-cell table:style-name="ce8" table:formula="of:=[.C19]*[.$C$11]" office:value-type="float" office:value="940.261126610874" calcext:value-type="float">
            <text:p>940.261126610874</text:p>
          </table:table-cell>
          <table:table-cell table:style-name="ce8" table:formula="of:=[.D19]/[.F19]" office:value-type="float" office:value="1.08161442733013" calcext:value-type="float">
            <text:p>1.08161442733013</text:p>
          </table:table-cell>
          <table:table-cell table:style-name="ce8" table:formula="of:=[.G19]/[.C14]" office:value-type="float" office:value="0.132065253642262" calcext:value-type="float">
            <text:p>0.132065253642262</text:p>
          </table:table-cell>
          <table:table-cell table:style-name="ce8" table:formula="of:=(1-[.H19])*[.$C$13]" office:value-type="float" office:value="0.573704867342465" calcext:value-type="float">
            <text:p>0.573704867342465</text:p>
          </table:table-cell>
          <table:table-cell table:style-name="ce8" table:formula="of:=[.I19]+[.G19]" office:value-type="float" office:value="1.65531929467259" calcext:value-type="float">
            <text:p>1.65531929467259</text:p>
          </table:table-cell>
          <table:table-cell table:style-name="ce8" table:formula="of:=[.G19]/[.J19]" office:value-type="float" office:value="0.653417398571471" calcext:value-type="float">
            <text:p>0.6534173985714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d zircaloy-4</text:p>
          </table:table-cell>
          <table:table-cell office:value-type="string" calcext:value-type="string">
            <text:p>zir-4</text:p>
          </table:table-cell>
          <table:table-cell table:style-name="ce9" office:value-type="float" office:value="3.81" calcext:value-type="float">
            <text:p>3.81</text:p>
          </table:table-cell>
          <table:table-cell table:style-name="ce9" office:value-type="float" office:value="875" calcext:value-type="float">
            <text:p>875</text:p>
          </table:table-cell>
          <table:table-cell/>
          <table:table-cell table:style-name="ce8" table:formula="of:=[.C20]*[.$C$11]" office:value-type="float" office:value="926.64120341113" calcext:value-type="float">
            <text:p>926.64120341113</text:p>
          </table:table-cell>
          <table:table-cell table:style-name="ce8" table:formula="of:=[.D20]/[.F20]" office:value-type="float" office:value="0.944270551297493" calcext:value-type="float">
            <text:p>0.944270551297493</text:p>
          </table:table-cell>
          <table:table-cell table:style-name="ce8" table:formula="of:=[.G20]/[.C15]" office:value-type="float" office:value="0.143943681600228" calcext:value-type="float">
            <text:p>0.143943681600228</text:p>
          </table:table-cell>
          <table:table-cell table:style-name="ce8" table:formula="of:=(1-[.H20])*[.$C$13]" office:value-type="float" office:value="0.56585322646225" calcext:value-type="float">
            <text:p>0.56585322646225</text:p>
          </table:table-cell>
          <table:table-cell table:style-name="ce8" table:formula="of:=[.I20]+[.G20]" office:value-type="float" office:value="1.51012377775974" calcext:value-type="float">
            <text:p>1.51012377775974</text:p>
          </table:table-cell>
          <table:table-cell table:style-name="ce8" table:formula="of:=[.G20]/[.J20]" office:value-type="float" office:value="0.625293479385055" calcext:value-type="float">
            <text:p>0.625293479385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 nozzle</text:p>
          </table:table-cell>
          <table:table-cell office:value-type="string" calcext:value-type="string">
            <text:p>SS-304</text:p>
          </table:table-cell>
          <table:table-cell table:style-name="ce9" office:value-type="float" office:value="6.053" calcext:value-type="float">
            <text:p>6.053</text:p>
          </table:table-cell>
          <table:table-cell table:style-name="ce9" office:value-type="float" office:value="6250" calcext:value-type="float">
            <text:p>6250</text:p>
          </table:table-cell>
          <table:table-cell/>
          <table:table-cell table:style-name="ce8" table:formula="of:=[.$G$2]*[.C21]" office:value-type="float" office:value="2797.99925" calcext:value-type="float">
            <text:p>2797.99925</text:p>
          </table:table-cell>
          <table:table-cell table:style-name="ce8" table:formula="of:=[.D21]/[.F21]" office:value-type="float" office:value="2.23373898331102" calcext:value-type="float">
            <text:p>2.23373898331102</text:p>
          </table:table-cell>
          <table:table-cell table:style-name="ce8" table:formula="of:=[.G21]/[.$C$16]" office:value-type="float" office:value="0.279217372913878" calcext:value-type="float">
            <text:p>0.279217372913878</text:p>
          </table:table-cell>
          <table:table-cell table:style-name="ce8" table:formula="of:=(1-[.H21])*[.$C$13]" office:value-type="float" office:value="0.476437316503927" calcext:value-type="float">
            <text:p>0.476437316503927</text:p>
          </table:table-cell>
          <table:table-cell table:style-name="ce8" table:formula="of:=[.I21]+[.G21]" office:value-type="float" office:value="2.71017629981495" calcext:value-type="float">
            <text:p>2.71017629981495</text:p>
          </table:table-cell>
          <table:table-cell table:style-name="ce8" table:formula="of:=[.G21]/[.J21]" office:value-type="float" office:value="0.824204308577099" calcext:value-type="float">
            <text:p>0.824204308577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nozzle</text:p>
          </table:table-cell>
          <table:table-cell office:value-type="string" calcext:value-type="string">
            <text:p>SS-304</text:p>
          </table:table-cell>
          <table:table-cell table:style-name="ce9" office:value-type="float" office:value="8.827" calcext:value-type="float">
            <text:p>8.827</text:p>
          </table:table-cell>
          <table:table-cell table:style-name="ce9" office:value-type="float" office:value="6250" calcext:value-type="float">
            <text:p>6250</text:p>
          </table:table-cell>
          <table:table-cell/>
          <table:table-cell table:style-name="ce8" table:formula="of:=[.$G$2]*[.C22]" office:value-type="float" office:value="4080.28075" calcext:value-type="float">
            <text:p>4080.28075</text:p>
          </table:table-cell>
          <table:table-cell table:style-name="ce8" table:formula="of:=[.D22]/[.F22]" office:value-type="float" office:value="1.53175734292303" calcext:value-type="float">
            <text:p>1.53175734292303</text:p>
          </table:table-cell>
          <table:table-cell table:style-name="ce8" table:formula="of:=[.G22]/[.$C$16]" office:value-type="float" office:value="0.191469667865379" calcext:value-type="float">
            <text:p>0.191469667865379</text:p>
          </table:table-cell>
          <table:table-cell table:style-name="ce8" table:formula="of:=(1-[.H22])*[.$C$13]" office:value-type="float" office:value="0.534438549540984" calcext:value-type="float">
            <text:p>0.534438549540984</text:p>
          </table:table-cell>
          <table:table-cell table:style-name="ce8" table:formula="of:=[.I22]+[.G22]" office:value-type="float" office:value="2.06619589246402" calcext:value-type="float">
            <text:p>2.06619589246402</text:p>
          </table:table-cell>
          <table:table-cell table:style-name="ce8" table:formula="of:=[.G22]/[.J22]" office:value-type="float" office:value="0.741341781052693" calcext:value-type="float">
            <text:p>0.74134178105269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re plate</text:p>
          </table:table-cell>
          <table:table-cell table:style-name="ce4" office:value-type="string" calcext:value-type="string">
            <text:p>SS-304</text:p>
          </table:table-cell>
          <table:table-cell table:style-name="ce17"/>
          <table:table-cell table:number-columns-repeated="3"/>
          <table:table-cell office:value-type="string" calcext:value-type="string">
            <text:p>partial density</text:p>
          </table:table-cell>
          <table:table-cell office:value-type="string" calcext:value-type="string">
            <text:p>volume fraction</text:p>
          </table:table-cell>
          <table:table-cell office:value-type="string" calcext:value-type="string">
            <text:p>w partial density</text:p>
          </table:table-cell>
          <table:table-cell office:value-type="string" calcext:value-type="string">
            <text:p>combined density</text:p>
          </table:table-cell>
          <table:table-cell office:value-type="string" calcext:value-type="string">
            <text:p>weight fraction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8" table:formula="of:=[.H24]*[.C16]" office:value-type="float" office:value="4" calcext:value-type="float">
            <text:p>4</text:p>
          </table:table-cell>
          <table:table-cell table:style-name="ce11" office:value-type="float" office:value="0.5" calcext:value-type="float">
            <text:p>0.50</text:p>
          </table:table-cell>
          <table:table-cell table:style-name="ce8" table:formula="of:=(1-[.H24])*[.C13]" office:value-type="float" office:value="0.3305" calcext:value-type="float">
            <text:p>0.3305</text:p>
          </table:table-cell>
          <table:table-cell table:style-name="ce8" table:formula="of:=[.I24]+[.G24]" office:value-type="float" office:value="4.3305" calcext:value-type="float">
            <text:p>4.3305</text:p>
          </table:table-cell>
          <table:table-cell table:style-name="ce8" table:formula="of:=[.G24]/[.J24]" office:value-type="float" office:value="0.923680868260016" calcext:value-type="float">
            <text:p>0.92368086826001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ZIRCALOY GRID</text:p>
          </table:table-cell>
          <table:table-cell table:number-columns-repeated="3"/>
          <table:table-cell office:value-type="string" calcext:value-type="string">
            <text:p>INCONEL GRID</text:p>
          </table:table-cell>
          <table:table-cell table:number-columns-repeated="3"/>
          <table:table-cell office:value-type="string" calcext:value-type="string">
            <text:p>BOTTOM NOZZLE</text:p>
          </table:table-cell>
          <table:table-cell office:value-type="string" calcext:value-type="string">
            <text:p>TOP NOZZLE</text:p>
          </table:table-cell>
          <table:table-cell office:value-type="string" calcext:value-type="string">
            <text:p>SS CORE PLA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</text:p>
          </table:table-cell>
          <table:table-cell table:style-name="ce14" table:formula="of:=[Borated_water.G12]" office:value-type="float" office:value="0.0441458705216705" calcext:value-type="float">
            <text:p>4.41459E-02</text:p>
          </table:table-cell>
          <table:table-cell/>
          <table:table-cell table:style-name="ce14" table:formula="of:=(1-[.$H$20])*[.B28]" office:value-type="float" office:value="0.0377913513913342" calcext:value-type="float">
            <text:p>3.77914E-02</text:p>
          </table:table-cell>
          <table:table-cell table:number-columns-repeated="3"/>
          <table:table-cell table:style-name="ce14" table:formula="of:=(1-[.$H$19])*[.B28]" office:value-type="float" office:value="0.0383157349339676" calcext:value-type="float">
            <text:p>3.83157E-02</text:p>
          </table:table-cell>
          <table:table-cell table:number-columns-repeated="3"/>
          <table:table-cell table:style-name="ce14" table:formula="of:=(1-[.$H$21])*[.B28]" office:value-type="float" office:value="0.0318195765296134" calcext:value-type="float">
            <text:p>3.18196E-02</text:p>
          </table:table-cell>
          <table:table-cell table:style-name="ce14" table:formula="of:=(1-[.$H$22])*[.B28]" office:value-type="float" office:value="0.0356932753552582" calcext:value-type="float">
            <text:p>3.56933E-02</text:p>
          </table:table-cell>
          <table:table-cell table:style-name="ce14" table:formula="of:=(1-[.$H$24])*[.B28]" office:value-type="float" office:value="0.0220729352608352" calcext:value-type="float">
            <text:p>2.20729E-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10</text:p>
          </table:table-cell>
          <table:table-cell table:style-name="ce14" table:formula="of:=[Borated_water.G17]" office:value-type="float" office:value="0.00000952536885611781" calcext:value-type="float">
            <text:p>9.52537E-06</text:p>
          </table:table-cell>
          <table:table-cell/>
          <table:table-cell table:style-name="ce14" table:formula="of:=(1-[.$H$20])*[.B29]" office:value-type="float" office:value="0.00000815425219436806" calcext:value-type="float">
            <text:p>8.15425E-06</text:p>
          </table:table-cell>
          <table:table-cell table:number-columns-repeated="3"/>
          <table:table-cell table:style-name="ce14" table:formula="of:=(1-[.$H$19])*[.B29]" office:value-type="float" office:value="0.0000082673986020985" calcext:value-type="float">
            <text:p>8.26740E-06</text:p>
          </table:table-cell>
          <table:table-cell table:number-columns-repeated="3"/>
          <table:table-cell table:style-name="ce14" table:formula="of:=(1-[.$H$21])*[.B29]" office:value-type="float" office:value="0.00000686572038807693" calcext:value-type="float">
            <text:p>6.86572E-06</text:p>
          </table:table-cell>
          <table:table-cell table:style-name="ce14" table:formula="of:=(1-[.$H$22])*[.B29]" office:value-type="float" office:value="0.0000077015496449417" calcext:value-type="float">
            <text:p>7.70155E-06</text:p>
          </table:table-cell>
          <table:table-cell table:style-name="ce14" table:formula="of:=(1-[.$H$24])*[.B29]" office:value-type="float" office:value="0.0000047626844280589" calcext:value-type="float">
            <text:p>4.76268E-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11</text:p>
          </table:table-cell>
          <table:table-cell table:style-name="ce14" table:formula="of:=[Borated_water.G18]" office:value-type="float" office:value="0.0000383408063002531" calcext:value-type="float">
            <text:p>3.83408E-05</text:p>
          </table:table-cell>
          <table:table-cell/>
          <table:table-cell table:style-name="ce14" table:formula="of:=(1-[.$H$20])*[.B30]" office:value-type="float" office:value="0.0000328218894858734" calcext:value-type="float">
            <text:p>3.28219E-05</text:p>
          </table:table-cell>
          <table:table-cell table:number-columns-repeated="3"/>
          <table:table-cell table:style-name="ce14" table:formula="of:=(1-[.$H$19])*[.B30]" office:value-type="float" office:value="0.0000332773179913613" calcext:value-type="float">
            <text:p>3.32773E-05</text:p>
          </table:table-cell>
          <table:table-cell table:number-columns-repeated="3"/>
          <table:table-cell table:style-name="ce14" table:formula="of:=(1-[.$H$21])*[.B30]" office:value-type="float" office:value="0.0000276353870896966" calcext:value-type="float">
            <text:p>2.76354E-05</text:p>
          </table:table-cell>
          <table:table-cell table:style-name="ce14" table:formula="of:=(1-[.$H$22])*[.B30]" office:value-type="float" office:value="0.0000309997048522528" calcext:value-type="float">
            <text:p>3.09997E-05</text:p>
          </table:table-cell>
          <table:table-cell table:style-name="ce14" table:formula="of:=(1-[.$H$24])*[.B30]" office:value-type="float" office:value="0.0000191704031501265" calcext:value-type="float">
            <text:p>1.91704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16</text:p>
          </table:table-cell>
          <table:table-cell table:style-name="ce14" table:formula="of:=[Borated_water.G13]" office:value-type="float" office:value="0.0220729352608352" calcext:value-type="float">
            <text:p>2.20729E-02</text:p>
          </table:table-cell>
          <table:table-cell/>
          <table:table-cell table:style-name="ce14" table:formula="of:=(1-[.$H$20])*[.B31]" office:value-type="float" office:value="0.0188956756956671" calcext:value-type="float">
            <text:p>1.88957E-02</text:p>
          </table:table-cell>
          <table:table-cell table:number-columns-repeated="3"/>
          <table:table-cell table:style-name="ce14" table:formula="of:=(1-[.$H$19])*[.B31]" office:value-type="float" office:value="0.0191578674669838" calcext:value-type="float">
            <text:p>1.91579E-02</text:p>
          </table:table-cell>
          <table:table-cell table:number-columns-repeated="3"/>
          <table:table-cell table:style-name="ce14" table:formula="of:=(1-[.$H$21])*[.B31]" office:value-type="float" office:value="0.0159097882648067" calcext:value-type="float">
            <text:p>1.59098E-02</text:p>
          </table:table-cell>
          <table:table-cell table:style-name="ce14" table:formula="of:=(1-[.$H$22])*[.B31]" office:value-type="float" office:value="0.0178466376776291" calcext:value-type="float">
            <text:p>1.78466E-02</text:p>
          </table:table-cell>
          <table:table-cell table:style-name="ce14" table:formula="of:=(1-[.$H$24])*[.B31]" office:value-type="float" office:value="0.0110364676304176" calcext:value-type="float">
            <text:p>1.10365E-0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ZIRCALOY-4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INCONEL-718</text:p>
          </table:table-cell>
          <table:table-cell table:number-columns-repeated="3"/>
          <table:table-cell office:value-type="string" calcext:value-type="string">
            <text:p>SS-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-050</text:p>
          </table:table-cell>
          <table:table-cell table:style-name="ce15" office:value-type="float" office:value="0.00000330121" calcext:value-type="float">
            <text:p>3.30E-06</text:p>
          </table:table-cell>
          <table:table-cell/>
          <table:table-cell table:style-name="ce14" table:formula="of:=[.B34]*[.$H$20]" office:value-type="float" office:value="0.000000475188321135487" calcext:value-type="float">
            <text:p>4.75188E-07</text:p>
          </table:table-cell>
          <table:table-cell/>
          <table:table-cell office:value-type="string" calcext:value-type="string">
            <text:p>Si-028</text:p>
          </table:table-cell>
          <table:table-cell table:style-name="ce15" office:value-type="float" office:value="0.00404885" calcext:value-type="float">
            <text:p>4.05E-03</text:p>
          </table:table-cell>
          <table:table-cell table:style-name="ce14" table:formula="of:=[.G34]*[.$H$19]" office:value-type="float" office:value="0.000534712402209473" calcext:value-type="float">
            <text:p>5.34712E-04</text:p>
          </table:table-cell>
          <table:table-cell/>
          <table:table-cell office:value-type="string" calcext:value-type="string">
            <text:p><text:s/>C-000</text:p>
          </table:table-cell>
          <table:table-cell table:style-name="ce15" office:value-type="float" office:value="0.000320895" calcext:value-type="float">
            <text:p>3.21E-04</text:p>
          </table:table-cell>
          <table:table-cell table:style-name="ce14" table:formula="of:=[.$H$21]*[.K34]" office:value-type="float" office:value="0.0000895994588811988" calcext:value-type="float">
            <text:p>8.95995E-05</text:p>
          </table:table-cell>
          <table:table-cell table:style-name="ce14" table:formula="of:=[.$H$22]*[.K34]" office:value-type="float" office:value="0.0000614416590696608" calcext:value-type="float">
            <text:p>6.14417E-05</text:p>
          </table:table-cell>
          <table:table-cell table:style-name="ce14" table:formula="of:=[.K34]*[.$G$24]" office:value-type="float" office:value="0.00128358" calcext:value-type="float">
            <text:p>1.28358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-052</text:p>
          </table:table-cell>
          <table:table-cell table:style-name="ce15" office:value-type="float" office:value="0.0000636606" calcext:value-type="float">
            <text:p>6.37E-05</text:p>
          </table:table-cell>
          <table:table-cell/>
          <table:table-cell table:style-name="ce14" table:formula="of:=[.B35]*[.$H$20]" office:value-type="float" office:value="0.00000916354113687945" calcext:value-type="float">
            <text:p>9.16354E-06</text:p>
          </table:table-cell>
          <table:table-cell/>
          <table:table-cell office:value-type="string" calcext:value-type="string">
            <text:p>Si-029</text:p>
          </table:table-cell>
          <table:table-cell table:style-name="ce15" office:value-type="float" office:value="0.000205685" calcext:value-type="float">
            <text:p>2.06E-04</text:p>
          </table:table-cell>
          <table:table-cell table:style-name="ce14" table:formula="of:=[.G35]*[.$H$19]" office:value-type="float" office:value="0.0000271638416954087" calcext:value-type="float">
            <text:p>2.71638E-05</text:p>
          </table:table-cell>
          <table:table-cell/>
          <table:table-cell office:value-type="string" calcext:value-type="string">
            <text:p>Si-028</text:p>
          </table:table-cell>
          <table:table-cell table:style-name="ce15" office:value-type="float" office:value="0.00158197" calcext:value-type="float">
            <text:p>1.58E-03</text:p>
          </table:table-cell>
          <table:table-cell table:style-name="ce14" table:formula="of:=[.$H$21]*[.K35]" office:value-type="float" office:value="0.000441713507428567" calcext:value-type="float">
            <text:p>4.41714E-04</text:p>
          </table:table-cell>
          <table:table-cell table:style-name="ce14" table:formula="of:=[.$H$22]*[.K35]" office:value-type="float" office:value="0.000302899270472994" calcext:value-type="float">
            <text:p>3.02899E-04</text:p>
          </table:table-cell>
          <table:table-cell table:style-name="ce14" table:formula="of:=[.K35]*[.$G$24]" office:value-type="float" office:value="0.00632788" calcext:value-type="float">
            <text:p>6.32788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-053</text:p>
          </table:table-cell>
          <table:table-cell table:style-name="ce15" office:value-type="float" office:value="0.0000072186" calcext:value-type="float">
            <text:p>7.22E-06</text:p>
          </table:table-cell>
          <table:table-cell/>
          <table:table-cell table:style-name="ce14" table:formula="of:=[.B36]*[.$H$20]" office:value-type="float" office:value="0.0000010390718599994" calcext:value-type="float">
            <text:p>1.03907E-06</text:p>
          </table:table-cell>
          <table:table-cell/>
          <table:table-cell office:value-type="string" calcext:value-type="string">
            <text:p>Si-030</text:p>
          </table:table-cell>
          <table:table-cell table:style-name="ce15" office:value-type="float" office:value="0.000135748" calcext:value-type="float">
            <text:p>1.36E-04</text:p>
          </table:table-cell>
          <table:table-cell table:style-name="ce14" table:formula="of:=[.G36]*[.$H$19]" office:value-type="float" office:value="0.0000179275940514298" calcext:value-type="float">
            <text:p>1.79276E-05</text:p>
          </table:table-cell>
          <table:table-cell/>
          <table:table-cell office:value-type="string" calcext:value-type="string">
            <text:p>Si-029</text:p>
          </table:table-cell>
          <table:table-cell table:style-name="ce15" office:value-type="float" office:value="0.0000803653" calcext:value-type="float">
            <text:p>8.04E-05</text:p>
          </table:table-cell>
          <table:table-cell table:style-name="ce14" table:formula="of:=[.$H$21]*[.K36]" office:value-type="float" office:value="0.0000224393879394356" calcext:value-type="float">
            <text:p>2.24394E-05</text:p>
          </table:table-cell>
          <table:table-cell table:style-name="ce14" table:formula="of:=[.$H$22]*[.K36]" office:value-type="float" office:value="0.0000153875172989016" calcext:value-type="float">
            <text:p>1.53875E-05</text:p>
          </table:table-cell>
          <table:table-cell table:style-name="ce14" table:formula="of:=[.K36]*[.$G$24]" office:value-type="float" office:value="0.0003214612" calcext:value-type="float">
            <text:p>3.21461E-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-054</text:p>
          </table:table-cell>
          <table:table-cell table:style-name="ce15" office:value-type="float" office:value="0.00000179686" calcext:value-type="float">
            <text:p>1.80E-06</text:p>
          </table:table-cell>
          <table:table-cell/>
          <table:table-cell table:style-name="ce14" table:formula="of:=[.B37]*[.$H$20]" office:value-type="float" office:value="0.000000258646643720185" calcext:value-type="float">
            <text:p>2.58647E-07</text:p>
          </table:table-cell>
          <table:table-cell/>
          <table:table-cell office:value-type="string" calcext:value-type="string">
            <text:p>Ti-046</text:p>
          </table:table-cell>
          <table:table-cell table:style-name="ce15" office:value-type="float" office:value="0.000212518" calcext:value-type="float">
            <text:p>2.13E-04</text:p>
          </table:table-cell>
          <table:table-cell table:style-name="ce14" table:formula="of:=[.G37]*[.$H$19]" office:value-type="float" office:value="0.0000280662435735463" calcext:value-type="float">
            <text:p>2.80662E-05</text:p>
          </table:table-cell>
          <table:table-cell/>
          <table:table-cell office:value-type="string" calcext:value-type="string">
            <text:p>Si-030</text:p>
          </table:table-cell>
          <table:table-cell table:style-name="ce15" office:value-type="float" office:value="0.0000530394" calcext:value-type="float">
            <text:p>5.30E-05</text:p>
          </table:table-cell>
          <table:table-cell table:style-name="ce14" table:formula="of:=[.$H$21]*[.K37]" office:value-type="float" office:value="0.0000148095219289283" calcext:value-type="float">
            <text:p>1.48095E-05</text:p>
          </table:table-cell>
          <table:table-cell table:style-name="ce14" table:formula="of:=[.$H$22]*[.K37]" office:value-type="float" office:value="0.000010155436301779" calcext:value-type="float">
            <text:p>1.01554E-05</text:p>
          </table:table-cell>
          <table:table-cell table:style-name="ce14" table:formula="of:=[.K37]*[.$G$24]" office:value-type="float" office:value="0.0002121576" calcext:value-type="float">
            <text:p>2.12158E-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-054</text:p>
          </table:table-cell>
          <table:table-cell table:style-name="ce15" office:value-type="float" office:value="0.00000868307" calcext:value-type="float">
            <text:p>8.68E-06</text:p>
          </table:table-cell>
          <table:table-cell/>
          <table:table-cell table:style-name="ce14" table:formula="of:=[.B38]*[.$H$20]" office:value-type="float" office:value="0.00000124987306339249" calcext:value-type="float">
            <text:p>1.24987E-06</text:p>
          </table:table-cell>
          <table:table-cell/>
          <table:table-cell office:value-type="string" calcext:value-type="string">
            <text:p>Ti-047</text:p>
          </table:table-cell>
          <table:table-cell table:style-name="ce15" office:value-type="float" office:value="0.000191652" calcext:value-type="float">
            <text:p>1.92E-04</text:p>
          </table:table-cell>
          <table:table-cell table:style-name="ce14" table:formula="of:=[.G38]*[.$H$19]" office:value-type="float" office:value="0.0000253105699910468" calcext:value-type="float">
            <text:p>2.53106E-05</text:p>
          </table:table-cell>
          <table:table-cell/>
          <table:table-cell office:value-type="string" calcext:value-type="string">
            <text:p><text:s/>P-031</text:p>
          </table:table-cell>
          <table:table-cell table:style-name="ce15" office:value-type="float" office:value="0.0000699938" calcext:value-type="float">
            <text:p>7.00E-05</text:p>
          </table:table-cell>
          <table:table-cell table:style-name="ce14" table:formula="of:=[.$H$21]*[.K38]" office:value-type="float" office:value="0.0000195434849562594" calcext:value-type="float">
            <text:p>1.95435E-05</text:p>
          </table:table-cell>
          <table:table-cell table:style-name="ce14" table:formula="of:=[.$H$22]*[.K38]" office:value-type="float" office:value="0.0000134016896386358" calcext:value-type="float">
            <text:p>1.34017E-05</text:p>
          </table:table-cell>
          <table:table-cell table:style-name="ce14" table:formula="of:=[.K38]*[.$G$24]" office:value-type="float" office:value="0.0002799752" calcext:value-type="float">
            <text:p>2.79975E-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-056</text:p>
          </table:table-cell>
          <table:table-cell table:style-name="ce15" office:value-type="float" office:value="0.000136306" calcext:value-type="float">
            <text:p>1.36E-04</text:p>
          </table:table-cell>
          <table:table-cell/>
          <table:table-cell table:style-name="ce14" table:formula="of:=[.B39]*[.$H$20]" office:value-type="float" office:value="0.0000196203874642006" calcext:value-type="float">
            <text:p>1.96204E-05</text:p>
          </table:table-cell>
          <table:table-cell/>
          <table:table-cell office:value-type="string" calcext:value-type="string">
            <text:p>Ti-048</text:p>
          </table:table-cell>
          <table:table-cell table:style-name="ce15" office:value-type="float" office:value="0.00189901" calcext:value-type="float">
            <text:p>1.90E-03</text:p>
          </table:table-cell>
          <table:table-cell table:style-name="ce14" table:formula="of:=[.G39]*[.$H$19]" office:value-type="float" office:value="0.000250793237319192" calcext:value-type="float">
            <text:p>2.50793E-04</text:p>
          </table:table-cell>
          <table:table-cell/>
          <table:table-cell office:value-type="string" calcext:value-type="string">
            <text:p>Cr-050</text:p>
          </table:table-cell>
          <table:table-cell table:style-name="ce15" office:value-type="float" office:value="0.000764915" calcext:value-type="float">
            <text:p>7.65E-04</text:p>
          </table:table-cell>
          <table:table-cell table:style-name="ce14" table:formula="of:=[.$H$21]*[.K39]" office:value-type="float" office:value="0.000213577556802419" calcext:value-type="float">
            <text:p>2.13578E-04</text:p>
          </table:table-cell>
          <table:table-cell table:style-name="ce14" table:formula="of:=[.$H$22]*[.K39]" office:value-type="float" office:value="0.000146458020995246" calcext:value-type="float">
            <text:p>1.46458E-04</text:p>
          </table:table-cell>
          <table:table-cell table:style-name="ce14" table:formula="of:=[.K39]*[.$G$24]" office:value-type="float" office:value="0.00305966" calcext:value-type="float">
            <text:p>3.05966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-057</text:p>
          </table:table-cell>
          <table:table-cell table:style-name="ce15" office:value-type="float" office:value="0.00000314789" calcext:value-type="float">
            <text:p>3.15E-06</text:p>
          </table:table-cell>
          <table:table-cell/>
          <table:table-cell table:style-name="ce14" table:formula="of:=[.B40]*[.$H$20]" office:value-type="float" office:value="0.00000045311887587254" calcext:value-type="float">
            <text:p>4.53119E-07</text:p>
          </table:table-cell>
          <table:table-cell/>
          <table:table-cell office:value-type="string" calcext:value-type="string">
            <text:p>Ti-049</text:p>
          </table:table-cell>
          <table:table-cell table:style-name="ce15" office:value-type="float" office:value="0.00013936" calcext:value-type="float">
            <text:p>1.39E-04</text:p>
          </table:table-cell>
          <table:table-cell table:style-name="ce14" table:formula="of:=[.G40]*[.$H$19]" office:value-type="float" office:value="0.0000184046137475857" calcext:value-type="float">
            <text:p>1.84046E-05</text:p>
          </table:table-cell>
          <table:table-cell/>
          <table:table-cell office:value-type="string" calcext:value-type="string">
            <text:p>Cr-052</text:p>
          </table:table-cell>
          <table:table-cell table:style-name="ce15" office:value-type="float" office:value="0.0147506" calcext:value-type="float">
            <text:p>1.48E-02</text:p>
          </table:table-cell>
          <table:table-cell table:style-name="ce14" table:formula="of:=[.$H$21]*[.K40]" office:value-type="float" office:value="0.00411862378090344" calcext:value-type="float">
            <text:p>4.11862E-03</text:p>
          </table:table-cell>
          <table:table-cell table:style-name="ce14" table:formula="of:=[.$H$22]*[.K40]" office:value-type="float" office:value="0.00282429248281506" calcext:value-type="float">
            <text:p>2.82429E-03</text:p>
          </table:table-cell>
          <table:table-cell table:style-name="ce14" table:formula="of:=[.K40]*[.$G$24]" office:value-type="float" office:value="0.0590024" calcext:value-type="float">
            <text:p>5.90024E-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-058</text:p>
          </table:table-cell>
          <table:table-cell table:style-name="ce15" office:value-type="float" office:value="0.000000418926" calcext:value-type="float">
            <text:p>4.19E-07</text:p>
          </table:table-cell>
          <table:table-cell/>
          <table:table-cell table:style-name="ce14" table:formula="of:=[.B41]*[.$H$20]" office:value-type="float" office:value="0.0000000603017507580569" calcext:value-type="float">
            <text:p>6.03018E-08</text:p>
          </table:table-cell>
          <table:table-cell/>
          <table:table-cell office:value-type="string" calcext:value-type="string">
            <text:p>Ti-050</text:p>
          </table:table-cell>
          <table:table-cell table:style-name="ce15" office:value-type="float" office:value="0.000133435" calcext:value-type="float">
            <text:p>1.33E-04</text:p>
          </table:table-cell>
          <table:table-cell table:style-name="ce14" table:formula="of:=[.G41]*[.$H$19]" office:value-type="float" office:value="0.0000176221271197552" calcext:value-type="float">
            <text:p>1.76221E-05</text:p>
          </table:table-cell>
          <table:table-cell/>
          <table:table-cell office:value-type="string" calcext:value-type="string">
            <text:p>Cr-053</text:p>
          </table:table-cell>
          <table:table-cell table:style-name="ce15" office:value-type="float" office:value="0.0016726" calcext:value-type="float">
            <text:p>1.67E-03</text:p>
          </table:table-cell>
          <table:table-cell table:style-name="ce14" table:formula="of:=[.$H$21]*[.K41]" office:value-type="float" office:value="0.000467018977935752" calcext:value-type="float">
            <text:p>4.67019E-04</text:p>
          </table:table-cell>
          <table:table-cell table:style-name="ce14" table:formula="of:=[.$H$22]*[.K41]" office:value-type="float" office:value="0.000320252166471633" calcext:value-type="float">
            <text:p>3.20252E-04</text:p>
          </table:table-cell>
          <table:table-cell table:style-name="ce14" table:formula="of:=[.K41]*[.$G$24]" office:value-type="float" office:value="0.0066904" calcext:value-type="float">
            <text:p>6.69040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r-090</text:p>
          </table:table-cell>
          <table:table-cell table:style-name="ce15" office:value-type="float" office:value="0.0218865" calcext:value-type="float">
            <text:p>2.19E-02</text:p>
          </table:table-cell>
          <table:table-cell/>
          <table:table-cell table:style-name="ce14" table:formula="of:=[.B42]*[.$H$20]" office:value-type="float" office:value="0.00315042338734338" calcext:value-type="float">
            <text:p>3.15042E-03</text:p>
          </table:table-cell>
          <table:table-cell/>
          <table:table-cell office:value-type="string" calcext:value-type="string">
            <text:p>Cr-050</text:p>
          </table:table-cell>
          <table:table-cell table:style-name="ce15" office:value-type="float" office:value="0.000618222" calcext:value-type="float">
            <text:p>6.18E-04</text:p>
          </table:table-cell>
          <table:table-cell table:style-name="ce14" table:formula="of:=[.G42]*[.$H$19]" office:value-type="float" office:value="0.0000816456452372266" calcext:value-type="float">
            <text:p>8.16456E-05</text:p>
          </table:table-cell>
          <table:table-cell/>
          <table:table-cell office:value-type="string" calcext:value-type="string">
            <text:p>Cr-054</text:p>
          </table:table-cell>
          <table:table-cell table:style-name="ce15" office:value-type="float" office:value="0.000416346" calcext:value-type="float">
            <text:p>4.16E-04</text:p>
          </table:table-cell>
          <table:table-cell table:style-name="ce14" table:formula="of:=[.$H$21]*[.K42]" office:value-type="float" office:value="0.000116251036343201" calcext:value-type="float">
            <text:p>1.16251E-04</text:p>
          </table:table-cell>
          <table:table-cell table:style-name="ce14" table:formula="of:=[.$H$22]*[.K42]" office:value-type="float" office:value="0.0000797176303370791" calcext:value-type="float">
            <text:p>7.97176E-05</text:p>
          </table:table-cell>
          <table:table-cell table:style-name="ce14" table:formula="of:=[.K42]*[.$G$24]" office:value-type="float" office:value="0.001665384" calcext:value-type="float">
            <text:p>1.66538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r-091</text:p>
          </table:table-cell>
          <table:table-cell table:style-name="ce15" office:value-type="float" office:value="0.00477292" calcext:value-type="float">
            <text:p>4.77E-03</text:p>
          </table:table-cell>
          <table:table-cell/>
          <table:table-cell table:style-name="ce14" table:formula="of:=[.B43]*[.$H$20]" office:value-type="float" office:value="0.000687031676783358" calcext:value-type="float">
            <text:p>6.87032E-04</text:p>
          </table:table-cell>
          <table:table-cell/>
          <table:table-cell office:value-type="string" calcext:value-type="string">
            <text:p>Cr-052</text:p>
          </table:table-cell>
          <table:table-cell table:style-name="ce15" office:value-type="float" office:value="0.0119218" calcext:value-type="float">
            <text:p>1.19E-02</text:p>
          </table:table-cell>
          <table:table-cell table:style-name="ce14" table:formula="of:=[.G43]*[.$H$19]" office:value-type="float" office:value="0.00157445554087232" calcext:value-type="float">
            <text:p>1.57446E-03</text:p>
          </table:table-cell>
          <table:table-cell/>
          <table:table-cell office:value-type="string" calcext:value-type="string">
            <text:p>Mn-055</text:p>
          </table:table-cell>
          <table:table-cell table:style-name="ce15" office:value-type="float" office:value="0.00175387" calcext:value-type="float">
            <text:p>1.75E-03</text:p>
          </table:table-cell>
          <table:table-cell table:style-name="ce14" table:formula="of:=[.$H$21]*[.K43]" office:value-type="float" office:value="0.000489710973832463" calcext:value-type="float">
            <text:p>4.89711E-04</text:p>
          </table:table-cell>
          <table:table-cell table:style-name="ce14" table:formula="of:=[.$H$22]*[.K43]" office:value-type="float" office:value="0.000335812906379052" calcext:value-type="float">
            <text:p>3.35813E-04</text:p>
          </table:table-cell>
          <table:table-cell table:style-name="ce14" table:formula="of:=[.K43]*[.$G$24]" office:value-type="float" office:value="0.00701548" calcext:value-type="float">
            <text:p>7.01548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r-092</text:p>
          </table:table-cell>
          <table:table-cell table:style-name="ce15" office:value-type="float" office:value="0.00729551" calcext:value-type="float">
            <text:p>7.30E-03</text:p>
          </table:table-cell>
          <table:table-cell/>
          <table:table-cell table:style-name="ce14" table:formula="of:=[.B44]*[.$H$20]" office:value-type="float" office:value="0.00105014256855128" calcext:value-type="float">
            <text:p>1.05014E-03</text:p>
          </table:table-cell>
          <table:table-cell/>
          <table:table-cell office:value-type="string" calcext:value-type="string">
            <text:p>Cr-053</text:p>
          </table:table-cell>
          <table:table-cell table:style-name="ce15" office:value-type="float" office:value="0.00135184" calcext:value-type="float">
            <text:p>1.35E-03</text:p>
          </table:table-cell>
          <table:table-cell table:style-name="ce14" table:formula="of:=[.G44]*[.$H$19]" office:value-type="float" office:value="0.000178531092483756" calcext:value-type="float">
            <text:p>1.78531E-04</text:p>
          </table:table-cell>
          <table:table-cell/>
          <table:table-cell office:value-type="string" calcext:value-type="string">
            <text:p>Fe-054</text:p>
          </table:table-cell>
          <table:table-cell table:style-name="ce15" office:value-type="float" office:value="0.00344776" calcext:value-type="float">
            <text:p>3.45E-03</text:p>
          </table:table-cell>
          <table:table-cell table:style-name="ce14" table:formula="of:=[.$H$21]*[.K44]" office:value-type="float" office:value="0.000962674489637551" calcext:value-type="float">
            <text:p>9.62674E-04</text:p>
          </table:table-cell>
          <table:table-cell table:style-name="ce14" table:formula="of:=[.$H$22]*[.K44]" office:value-type="float" office:value="0.00066014146207954" calcext:value-type="float">
            <text:p>6.60141E-04</text:p>
          </table:table-cell>
          <table:table-cell table:style-name="ce14" table:formula="of:=[.K44]*[.$G$24]" office:value-type="float" office:value="0.01379104" calcext:value-type="float">
            <text:p>1.37910E-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r-094</text:p>
          </table:table-cell>
          <table:table-cell table:style-name="ce15" office:value-type="float" office:value="0.00739335" calcext:value-type="float">
            <text:p>7.39E-03</text:p>
          </table:table-cell>
          <table:table-cell/>
          <table:table-cell table:style-name="ce14" table:formula="of:=[.B45]*[.$H$20]" office:value-type="float" office:value="0.00106422601835904" calcext:value-type="float">
            <text:p>1.06423E-03</text:p>
          </table:table-cell>
          <table:table-cell/>
          <table:table-cell office:value-type="string" calcext:value-type="string">
            <text:p>Cr-054</text:p>
          </table:table-cell>
          <table:table-cell table:style-name="ce15" office:value-type="float" office:value="0.000336501" calcext:value-type="float">
            <text:p>3.37E-04</text:p>
          </table:table-cell>
          <table:table-cell table:style-name="ce14" table:formula="of:=[.G45]*[.$H$19]" office:value-type="float" office:value="0.0000444400899158749" calcext:value-type="float">
            <text:p>4.44401E-05</text:p>
          </table:table-cell>
          <table:table-cell/>
          <table:table-cell office:value-type="string" calcext:value-type="string">
            <text:p>Fe-056</text:p>
          </table:table-cell>
          <table:table-cell table:style-name="ce15" office:value-type="float" office:value="0.0541225" calcext:value-type="float">
            <text:p>5.41E-02</text:p>
          </table:table-cell>
          <table:table-cell table:style-name="ce14" table:formula="of:=[.$H$21]*[.K45]" office:value-type="float" office:value="0.0151119422655313" calcext:value-type="float">
            <text:p>1.51119E-02</text:p>
          </table:table-cell>
          <table:table-cell table:style-name="ce14" table:formula="of:=[.$H$22]*[.K45]" office:value-type="float" office:value="0.010362817099044" calcext:value-type="float">
            <text:p>1.03628E-02</text:p>
          </table:table-cell>
          <table:table-cell table:style-name="ce14" table:formula="of:=[.K45]*[.$G$24]" office:value-type="float" office:value="0.21649" calcext:value-type="float">
            <text:p>2.16490E-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r-096</text:p>
          </table:table-cell>
          <table:table-cell table:style-name="ce15" office:value-type="float" office:value="0.0011911" calcext:value-type="float">
            <text:p>1.19E-03</text:p>
          </table:table-cell>
          <table:table-cell/>
          <table:table-cell table:style-name="ce14" table:formula="of:=[.B46]*[.$H$20]" office:value-type="float" office:value="0.000171451319154031" calcext:value-type="float">
            <text:p>1.71451E-04</text:p>
          </table:table-cell>
          <table:table-cell/>
          <table:table-cell office:value-type="string" calcext:value-type="string">
            <text:p>Fe-054</text:p>
          </table:table-cell>
          <table:table-cell table:style-name="ce15" office:value-type="float" office:value="0.000361353" calcext:value-type="float">
            <text:p>3.61E-04</text:p>
          </table:table-cell>
          <table:table-cell table:style-name="ce14" table:formula="of:=[.G46]*[.$H$19]" office:value-type="float" office:value="0.0000477221755993924" calcext:value-type="float">
            <text:p>4.77222E-05</text:p>
          </table:table-cell>
          <table:table-cell/>
          <table:table-cell office:value-type="string" calcext:value-type="string">
            <text:p>Fe-057</text:p>
          </table:table-cell>
          <table:table-cell table:style-name="ce15" office:value-type="float" office:value="0.00124992" calcext:value-type="float">
            <text:p>1.25E-03</text:p>
          </table:table-cell>
          <table:table-cell table:style-name="ce14" table:formula="of:=[.$H$21]*[.K46]" office:value-type="float" office:value="0.000348999378752514" calcext:value-type="float">
            <text:p>3.48999E-04</text:p>
          </table:table-cell>
          <table:table-cell table:style-name="ce14" table:formula="of:=[.$H$22]*[.K46]" office:value-type="float" office:value="0.000239321767258295" calcext:value-type="float">
            <text:p>2.39322E-04</text:p>
          </table:table-cell>
          <table:table-cell table:style-name="ce14" table:formula="of:=[.K46]*[.$G$24]" office:value-type="float" office:value="0.00499968" calcext:value-type="float">
            <text:p>4.99968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2</text:p>
          </table:table-cell>
          <table:table-cell table:style-name="ce15" office:value-type="float" office:value="0.00000468066" calcext:value-type="float">
            <text:p>4.68E-06</text:p>
          </table:table-cell>
          <table:table-cell/>
          <table:table-cell table:style-name="ce14" table:formula="of:=[.B47]*[.$H$20]" office:value-type="float" office:value="0.000000673751432718921" calcext:value-type="float">
            <text:p>6.73751E-07</text:p>
          </table:table-cell>
          <table:table-cell/>
          <table:table-cell office:value-type="string" calcext:value-type="string">
            <text:p>Fe-056</text:p>
          </table:table-cell>
          <table:table-cell table:style-name="ce15" office:value-type="float" office:value="0.00567247" calcext:value-type="float">
            <text:p>5.67E-03</text:p>
          </table:table-cell>
          <table:table-cell table:style-name="ce14" table:formula="of:=[.G47]*[.$H$19]" office:value-type="float" office:value="0.000749136189328123" calcext:value-type="float">
            <text:p>7.49136E-04</text:p>
          </table:table-cell>
          <table:table-cell/>
          <table:table-cell office:value-type="string" calcext:value-type="string">
            <text:p>Fe-058</text:p>
          </table:table-cell>
          <table:table-cell table:style-name="ce15" office:value-type="float" office:value="0.000166342" calcext:value-type="float">
            <text:p>1.66E-04</text:p>
          </table:table-cell>
          <table:table-cell table:style-name="ce14" table:formula="of:=[.$H$21]*[.K47]" office:value-type="float" office:value="0.0000464455762452402" calcext:value-type="float">
            <text:p>4.64456E-05</text:p>
          </table:table-cell>
          <table:table-cell table:style-name="ce14" table:formula="of:=[.$H$22]*[.K47]" office:value-type="float" office:value="0.0000318494474920629" calcext:value-type="float">
            <text:p>3.18494E-05</text:p>
          </table:table-cell>
          <table:table-cell table:style-name="ce14" table:formula="of:=[.K47]*[.$G$24]" office:value-type="float" office:value="0.000665368" calcext:value-type="float">
            <text:p>6.65368E-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4</text:p>
          </table:table-cell>
          <table:table-cell table:style-name="ce15" office:value-type="float" office:value="0.00000318478" calcext:value-type="float">
            <text:p>3.18E-06</text:p>
          </table:table-cell>
          <table:table-cell/>
          <table:table-cell table:style-name="ce14" table:formula="of:=[.B48]*[.$H$20]" office:value-type="float" office:value="0.000000458428958286773" calcext:value-type="float">
            <text:p>4.58429E-07</text:p>
          </table:table-cell>
          <table:table-cell/>
          <table:table-cell office:value-type="string" calcext:value-type="string">
            <text:p>Fe-057</text:p>
          </table:table-cell>
          <table:table-cell table:style-name="ce15" office:value-type="float" office:value="0.000131002" calcext:value-type="float">
            <text:p>1.31E-04</text:p>
          </table:table-cell>
          <table:table-cell table:style-name="ce14" table:formula="of:=[.G48]*[.$H$19]" office:value-type="float" office:value="0.0000173008123576436" calcext:value-type="float">
            <text:p>1.73008E-05</text:p>
          </table:table-cell>
          <table:table-cell/>
          <table:table-cell office:value-type="string" calcext:value-type="string">
            <text:p>Ni-058</text:p>
          </table:table-cell>
          <table:table-cell table:style-name="ce15" office:value-type="float" office:value="0.00530854" calcext:value-type="float">
            <text:p>5.31E-03</text:p>
          </table:table-cell>
          <table:table-cell table:style-name="ce14" table:formula="of:=[.$H$21]*[.K48]" office:value-type="float" office:value="0.00148223659280824" calcext:value-type="float">
            <text:p>1.48224E-03</text:p>
          </table:table-cell>
          <table:table-cell table:style-name="ce14" table:formula="of:=[.$H$22]*[.K48]" office:value-type="float" office:value="0.00101642439065008" calcext:value-type="float">
            <text:p>1.01642E-03</text:p>
          </table:table-cell>
          <table:table-cell table:style-name="ce14" table:formula="of:=[.K48]*[.$G$24]" office:value-type="float" office:value="0.02123416" calcext:value-type="float">
            <text:p>2.12342E-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5</text:p>
          </table:table-cell>
          <table:table-cell table:style-name="ce15" office:value-type="float" office:value="0.00000164064" calcext:value-type="float">
            <text:p>1.64E-06</text:p>
          </table:table-cell>
          <table:table-cell/>
          <table:table-cell table:style-name="ce14" table:formula="of:=[.B49]*[.$H$20]" office:value-type="float" office:value="0.000000236159761780597" calcext:value-type="float">
            <text:p>2.36160E-07</text:p>
          </table:table-cell>
          <table:table-cell/>
          <table:table-cell office:value-type="string" calcext:value-type="string">
            <text:p>Fe-058</text:p>
          </table:table-cell>
          <table:table-cell table:style-name="ce15" office:value-type="float" office:value="0.000017434" calcext:value-type="float">
            <text:p>1.74E-05</text:p>
          </table:table-cell>
          <table:table-cell table:style-name="ce14" table:formula="of:=[.G49]*[.$H$19]" office:value-type="float" office:value="0.0000023024256319992" calcext:value-type="float">
            <text:p>2.30243E-06</text:p>
          </table:table-cell>
          <table:table-cell/>
          <table:table-cell office:value-type="string" calcext:value-type="string">
            <text:p>Ni-060</text:p>
          </table:table-cell>
          <table:table-cell table:style-name="ce15" office:value-type="float" office:value="0.00204484" calcext:value-type="float">
            <text:p>2.04E-03</text:p>
          </table:table-cell>
          <table:table-cell table:style-name="ce14" table:formula="of:=[.$H$21]*[.K49]" office:value-type="float" office:value="0.000570954852829214" calcext:value-type="float">
            <text:p>5.70955E-04</text:p>
          </table:table-cell>
          <table:table-cell table:style-name="ce14" table:formula="of:=[.$H$22]*[.K49]" office:value-type="float" office:value="0.000391524835637842" calcext:value-type="float">
            <text:p>3.91525E-04</text:p>
          </table:table-cell>
          <table:table-cell table:style-name="ce14" table:formula="of:=[.K49]*[.$G$24]" office:value-type="float" office:value="0.00817936" calcext:value-type="float">
            <text:p>8.17936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6</text:p>
          </table:table-cell>
          <table:table-cell table:style-name="ce15" office:value-type="float" office:value="0.0000701616" calcext:value-type="float">
            <text:p>7.02E-05</text:p>
          </table:table-cell>
          <table:table-cell/>
          <table:table-cell table:style-name="ce14" table:formula="of:=[.B50]*[.$H$20]" office:value-type="float" office:value="0.0000100993190109625" calcext:value-type="float">
            <text:p>1.00993E-05</text:p>
          </table:table-cell>
          <table:table-cell/>
          <table:table-cell office:value-type="string" calcext:value-type="string">
            <text:p>Ni-058</text:p>
          </table:table-cell>
          <table:table-cell table:style-name="ce15" office:value-type="float" office:value="0.0417608" calcext:value-type="float">
            <text:p>4.18E-02</text:p>
          </table:table-cell>
          <table:table-cell table:style-name="ce14" table:formula="of:=[.G50]*[.$H$19]" office:value-type="float" office:value="0.00551515064430378" calcext:value-type="float">
            <text:p>5.51515E-03</text:p>
          </table:table-cell>
          <table:table-cell/>
          <table:table-cell office:value-type="string" calcext:value-type="string">
            <text:p>Ni-061</text:p>
          </table:table-cell>
          <table:table-cell table:style-name="ce15" office:value-type="float" office:value="0.0000888879" calcext:value-type="float">
            <text:p>8.89E-05</text:p>
          </table:table-cell>
          <table:table-cell table:style-name="ce14" table:formula="of:=[.$H$21]*[.K50]" office:value-type="float" office:value="0.0000248190459218315" calcext:value-type="float">
            <text:p>2.48190E-05</text:p>
          </table:table-cell>
          <table:table-cell table:style-name="ce14" table:formula="of:=[.$H$22]*[.K50]" office:value-type="float" office:value="0.000017019336690251" calcext:value-type="float">
            <text:p>1.70193E-05</text:p>
          </table:table-cell>
          <table:table-cell table:style-name="ce14" table:formula="of:=[.K50]*[.$G$24]" office:value-type="float" office:value="0.0003555516" calcext:value-type="float">
            <text:p>3.55552E-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7</text:p>
          </table:table-cell>
          <table:table-cell table:style-name="ce15" office:value-type="float" office:value="0.0000370592" calcext:value-type="float">
            <text:p>3.71E-05</text:p>
          </table:table-cell>
          <table:table-cell/>
          <table:table-cell table:style-name="ce14" table:formula="of:=[.B51]*[.$H$20]" office:value-type="float" office:value="0.00000533443768515915" calcext:value-type="float">
            <text:p>5.33444E-06</text:p>
          </table:table-cell>
          <table:table-cell/>
          <table:table-cell office:value-type="string" calcext:value-type="string">
            <text:p>Ni-060</text:p>
          </table:table-cell>
          <table:table-cell table:style-name="ce15" office:value-type="float" office:value="0.0160862" calcext:value-type="float">
            <text:p>1.61E-02</text:p>
          </table:table-cell>
          <table:table-cell table:style-name="ce14" table:formula="of:=[.G51]*[.$H$19]" office:value-type="float" office:value="0.00212442808314016" calcext:value-type="float">
            <text:p>2.12443E-03</text:p>
          </table:table-cell>
          <table:table-cell/>
          <table:table-cell office:value-type="string" calcext:value-type="string">
            <text:p>Ni-062</text:p>
          </table:table-cell>
          <table:table-cell table:style-name="ce15" office:value-type="float" office:value="0.000283413" calcext:value-type="float">
            <text:p>2.83E-04</text:p>
          </table:table-cell>
          <table:table-cell table:style-name="ce14" table:formula="of:=[.$H$21]*[.K51]" office:value-type="float" office:value="0.0000791338333096408" calcext:value-type="float">
            <text:p>7.91338E-05</text:p>
          </table:table-cell>
          <table:table-cell table:style-name="ce14" table:formula="of:=[.$H$22]*[.K51]" office:value-type="float" office:value="0.0000542649929787307" calcext:value-type="float">
            <text:p>5.42650E-05</text:p>
          </table:table-cell>
          <table:table-cell table:style-name="ce14" table:formula="of:=[.K51]*[.$G$24]" office:value-type="float" office:value="0.001133652" calcext:value-type="float">
            <text:p>1.13365E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8</text:p>
          </table:table-cell>
          <table:table-cell table:style-name="ce15" office:value-type="float" office:value="0.000116872" calcext:value-type="float">
            <text:p>1.17E-04</text:p>
          </table:table-cell>
          <table:table-cell/>
          <table:table-cell table:style-name="ce14" table:formula="of:=[.B52]*[.$H$20]" office:value-type="float" office:value="0.0000168229859559818" calcext:value-type="float">
            <text:p>1.68230E-05</text:p>
          </table:table-cell>
          <table:table-cell/>
          <table:table-cell office:value-type="string" calcext:value-type="string">
            <text:p>Ni-061</text:p>
          </table:table-cell>
          <table:table-cell table:style-name="ce15" office:value-type="float" office:value="0.000699255" calcext:value-type="float">
            <text:p>6.99E-04</text:p>
          </table:table-cell>
          <table:table-cell table:style-name="ce14" table:formula="of:=[.G52]*[.$H$19]" office:value-type="float" office:value="0.00009234728893562" calcext:value-type="float">
            <text:p>9.23473E-05</text:p>
          </table:table-cell>
          <table:table-cell/>
          <table:table-cell office:value-type="string" calcext:value-type="string">
            <text:p>Ni-064</text:p>
          </table:table-cell>
          <table:table-cell table:style-name="ce15" office:value-type="float" office:value="0.000072177" calcext:value-type="float">
            <text:p>7.22E-05</text:p>
          </table:table-cell>
          <table:table-cell table:style-name="ce14" table:formula="of:=[.$H$21]*[.K52]" office:value-type="float" office:value="0.0000201530723248049" calcext:value-type="float">
            <text:p>2.01531E-05</text:p>
          </table:table-cell>
          <table:table-cell table:style-name="ce14" table:formula="of:=[.$H$22]*[.K52]" office:value-type="float" office:value="0.0000138197062175195" calcext:value-type="float">
            <text:p>1.38197E-05</text:p>
          </table:table-cell>
          <table:table-cell table:style-name="ce14" table:formula="of:=[.K52]*[.$G$24]" office:value-type="float" office:value="0.000288708" calcext:value-type="float">
            <text:p>2.88708E-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-119</text:p>
          </table:table-cell>
          <table:table-cell table:style-name="ce15" office:value-type="float" office:value="0.0000414504" calcext:value-type="float">
            <text:p>4.15E-05</text:p>
          </table:table-cell>
          <table:table-cell/>
          <table:table-cell table:style-name="ce14" table:formula="of:=[.B53]*[.$H$20]" office:value-type="float" office:value="0.00000596652317980207" calcext:value-type="float">
            <text:p>5.96652E-06</text:p>
          </table:table-cell>
          <table:table-cell/>
          <table:table-cell office:value-type="string" calcext:value-type="string">
            <text:p>Ni-062</text:p>
          </table:table-cell>
          <table:table-cell table:style-name="ce15" office:value-type="float" office:value="0.00222953" calcext:value-type="float">
            <text:p>2.23E-03</text:p>
          </table:table-cell>
          <table:table-cell table:style-name="ce14" table:formula="of:=[.G53]*[.$H$19]" office:value-type="float" office:value="0.000294443444953033" calcext:value-type="float">
            <text:p>2.94443E-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-120</text:p>
          </table:table-cell>
          <table:table-cell table:style-name="ce15" office:value-type="float" office:value="0.000157212" calcext:value-type="float">
            <text:p>1.57E-04</text:p>
          </table:table-cell>
          <table:table-cell/>
          <table:table-cell table:style-name="ce14" table:formula="of:=[.B54]*[.$H$20]" office:value-type="float" office:value="0.000022629674071735" calcext:value-type="float">
            <text:p>2.26297E-05</text:p>
          </table:table-cell>
          <table:table-cell/>
          <table:table-cell office:value-type="string" calcext:value-type="string">
            <text:p>Ni-064</text:p>
          </table:table-cell>
          <table:table-cell table:style-name="ce15" office:value-type="float" office:value="0.000567796" calcext:value-type="float">
            <text:p>5.68E-04</text:p>
          </table:table-cell>
          <table:table-cell table:style-name="ce14" table:formula="of:=[.G54]*[.$H$19]" office:value-type="float" office:value="0.0000749861227570619" calcext:value-type="float">
            <text:p>7.49861E-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-122</text:p>
          </table:table-cell>
          <table:table-cell table:style-name="ce15" office:value-type="float" office:value="0.0000223417" calcext:value-type="float">
            <text:p>2.23E-05</text:p>
          </table:table-cell>
          <table:table-cell/>
          <table:table-cell table:style-name="ce14" table:formula="of:=[.B55]*[.$H$20]" office:value-type="float" office:value="0.0000032159465512078" calcext:value-type="float">
            <text:p>3.21595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-124</text:p>
          </table:table-cell>
          <table:table-cell table:style-name="ce15" office:value-type="float" office:value="0.0000279392" calcext:value-type="float">
            <text:p>2.79E-05</text:p>
          </table:table-cell>
          <table:table-cell/>
          <table:table-cell table:style-name="ce14" table:formula="of:=[.B56]*[.$H$20]" office:value-type="float" office:value="0.00000402167130896508" calcext:value-type="float">
            <text:p>4.02167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-174</text:p>
          </table:table-cell>
          <table:table-cell table:style-name="ce15" office:value-type="float" office:value="0.00000000354138" calcext:value-type="float">
            <text:p>3.54E-09</text:p>
          </table:table-cell>
          <table:table-cell/>
          <table:table-cell table:style-name="ce14" table:formula="of:=[.B57]*[.$H$20]" office:value-type="float" office:value="0.000000000509759275145414" calcext:value-type="float">
            <text:p>5.09759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-176</text:p>
          </table:table-cell>
          <table:table-cell table:style-name="ce15" office:value-type="float" office:value="0.000000116423" calcext:value-type="float">
            <text:p>1.16E-07</text:p>
          </table:table-cell>
          <table:table-cell/>
          <table:table-cell table:style-name="ce14" table:formula="of:=[.B58]*[.$H$20]" office:value-type="float" office:value="0.0000000167583552429433" calcext:value-type="float">
            <text:p>1.6758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-177</text:p>
          </table:table-cell>
          <table:table-cell table:style-name="ce15" office:value-type="float" office:value="0.000000411686" calcext:value-type="float">
            <text:p>4.12E-07</text:p>
          </table:table-cell>
          <table:table-cell/>
          <table:table-cell table:style-name="ce14" table:formula="of:=[.B59]*[.$H$20]" office:value-type="float" office:value="0.0000000592595985032713" calcext:value-type="float">
            <text:p>5.9259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-178</text:p>
          </table:table-cell>
          <table:table-cell table:style-name="ce15" office:value-type="float" office:value="0.000000603806" calcext:value-type="float">
            <text:p>6.04E-07</text:p>
          </table:table-cell>
          <table:table-cell/>
          <table:table-cell table:style-name="ce14" table:formula="of:=[.B60]*[.$H$20]" office:value-type="float" office:value="0.000000086914058612307" calcext:value-type="float">
            <text:p>8.69141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-179</text:p>
          </table:table-cell>
          <table:table-cell table:style-name="ce15" office:value-type="float" office:value="0.00000030146" calcext:value-type="float">
            <text:p>3.01E-07</text:p>
          </table:table-cell>
          <table:table-cell/>
          <table:table-cell table:style-name="ce14" table:formula="of:=[.B61]*[.$H$20]" office:value-type="float" office:value="0.0000000433932622552046" calcext:value-type="float">
            <text:p>4.33933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-180</text:p>
          </table:table-cell>
          <table:table-cell table:style-name="ce15" office:value-type="float" office:value="0.000000776449" calcext:value-type="float">
            <text:p>7.76E-07</text:p>
          </table:table-cell>
          <table:table-cell/>
          <table:table-cell table:style-name="ce14" table:formula="of:=[.B62]*[.$H$20]" office:value-type="float" office:value="0.000000111764927634815" calcext:value-type="float">
            <text:p>1.11765E-07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0:29:46.03792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initial-creator>Rodrigo de Oliveira</meta:initial-creator>
    <meta:creation-date>2017-11-19T22:47:22Z</meta:creation-date>
    <dc:date>2020-07-21T13:09:06.098041346</dc:date>
    <meta:editing-duration>P4DT21H6M3S</meta:editing-duration>
    <meta:editing-cycles>6</meta:editing-cycles>
    <meta:document-statistic meta:table-count="2" meta:cell-count="426" meta:object-count="0"/>
  </office:meta>
</office:document-meta>
</file>